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2.5871821982914" calcext:value-type="float">
            <text:p>42,5871821982914</text:p>
          </table:table-cell>
          <table:table-cell office:value-type="float" office:value="40.820985195985" calcext:value-type="float">
            <text:p>40,820985195985</text:p>
          </table:table-cell>
          <table:table-cell table:number-columns-repeated="9"/>
        </table:table-row>
        <table:table-row table:style-name="ro1">
          <table:table-cell office:value-type="float" office:value="48.4795017214127" calcext:value-type="float">
            <text:p>48,4795017214127</text:p>
          </table:table-cell>
          <table:table-cell office:value-type="float" office:value="48.5669063730944" calcext:value-type="float">
            <text:p>48,5669063730944</text:p>
          </table:table-cell>
          <table:table-cell table:number-columns-repeated="9"/>
        </table:table-row>
        <table:table-row table:style-name="ro1">
          <table:table-cell office:value-type="float" office:value="47.6695741634128" calcext:value-type="float">
            <text:p>47,6695741634128</text:p>
          </table:table-cell>
          <table:table-cell office:value-type="float" office:value="49.9308309435272" calcext:value-type="float">
            <text:p>49,9308309435272</text:p>
          </table:table-cell>
          <table:table-cell table:number-columns-repeated="9"/>
        </table:table-row>
        <table:table-row table:style-name="ro1">
          <table:table-cell office:value-type="float" office:value="46.9629273487542" calcext:value-type="float">
            <text:p>46,9629273487542</text:p>
          </table:table-cell>
          <table:table-cell office:value-type="float" office:value="48.9983985891032" calcext:value-type="float">
            <text:p>48,9983985891032</text:p>
          </table:table-cell>
          <table:table-cell table:number-columns-repeated="9"/>
        </table:table-row>
        <table:table-row table:style-name="ro1">
          <table:table-cell office:value-type="float" office:value="42.8815688032726" calcext:value-type="float">
            <text:p>42,8815688032726</text:p>
          </table:table-cell>
          <table:table-cell office:value-type="float" office:value="47.4517558222277" calcext:value-type="float">
            <text:p>47,4517558222277</text:p>
          </table:table-cell>
          <table:table-cell table:number-columns-repeated="9"/>
        </table:table-row>
        <table:table-row table:style-name="ro1">
          <table:table-cell office:value-type="float" office:value="43.0686228424117" calcext:value-type="float">
            <text:p>43,0686228424117</text:p>
          </table:table-cell>
          <table:table-cell office:value-type="float" office:value="42.6059385678735" calcext:value-type="float">
            <text:p>42,6059385678735</text:p>
          </table:table-cell>
          <table:table-cell table:number-columns-repeated="9"/>
        </table:table-row>
        <table:table-row table:style-name="ro1">
          <table:table-cell office:value-type="float" office:value="43.3318356808019" calcext:value-type="float">
            <text:p>43,3318356808019</text:p>
          </table:table-cell>
          <table:table-cell office:value-type="float" office:value="43.3292113225377" calcext:value-type="float">
            <text:p>43,3292113225377</text:p>
          </table:table-cell>
          <table:table-cell table:number-columns-repeated="9"/>
        </table:table-row>
        <table:table-row table:style-name="ro1">
          <table:table-cell office:value-type="float" office:value="47.2406256626847" calcext:value-type="float">
            <text:p>47,2406256626847</text:p>
          </table:table-cell>
          <table:table-cell office:value-type="float" office:value="42.0075829636482" calcext:value-type="float">
            <text:p>42,0075829636482</text:p>
          </table:table-cell>
          <table:table-cell table:number-columns-repeated="9"/>
        </table:table-row>
        <table:table-row table:style-name="ro1">
          <table:table-cell office:value-type="float" office:value="44.6027675539265" calcext:value-type="float">
            <text:p>44,6027675539265</text:p>
          </table:table-cell>
          <table:table-cell office:value-type="float" office:value="46.8847101711297" calcext:value-type="float">
            <text:p>46,8847101711297</text:p>
          </table:table-cell>
          <table:table-cell table:number-columns-repeated="9"/>
        </table:table-row>
        <table:table-row table:style-name="ro1">
          <table:table-cell office:value-type="float" office:value="45.0652202552837" calcext:value-type="float">
            <text:p>45,0652202552837</text:p>
          </table:table-cell>
          <table:table-cell office:value-type="float" office:value="44.1188480903341" calcext:value-type="float">
            <text:p>44,118848090334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0598647122609948" calcext:value-type="float">
            <text:p>0,0598647122609948</text:p>
          </table:table-cell>
          <table:table-cell office:value-type="float" office:value="0.151152367076521" calcext:value-type="float">
            <text:p>0,151152367076521</text:p>
          </table:table-cell>
          <table:table-cell office:value-type="float" office:value="0.528392314373918" calcext:value-type="float">
            <text:p>0,528392314373918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25.3994172912718" calcext:value-type="float">
            <text:p>25,3994172912718</text:p>
          </table:table-cell>
          <table:table-cell office:value-type="float" office:value="41.2928465327934" calcext:value-type="float">
            <text:p>41,2928465327934</text:p>
          </table:table-cell>
          <table:table-cell office:value-type="float" office:value="89.3521969053525" calcext:value-type="float">
            <text:p>89,3521969053525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316027703686358" calcext:value-type="float">
            <text:p>0,316027703686358</text:p>
          </table:table-cell>
          <table:table-cell office:value-type="float" office:value="0.583337481276298" calcext:value-type="float">
            <text:p>0,583337481276298</text:p>
          </table:table-cell>
          <table:table-cell office:value-type="float" office:value="0.270960091760656" calcext:value-type="float">
            <text:p>0,270960091760656</text:p>
          </table:table-cell>
          <table:table-cell/>
          <table:table-cell office:value-type="float" office:value="55.5950895859644" calcext:value-type="float">
            <text:p>55,5950895859644</text:p>
          </table:table-cell>
          <table:table-cell office:value-type="float" office:value="34.8363258908894" calcext:value-type="float">
            <text:p>34,8363258908894</text:p>
          </table:table-cell>
          <table:table-cell office:value-type="float" office:value="88.0055477314015" calcext:value-type="float">
            <text:p>88,00554773140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0823302286609434" calcext:value-type="float">
            <text:p>0,0823302286609434</text:p>
          </table:table-cell>
          <table:table-cell office:value-type="float" office:value="0.434084686153731" calcext:value-type="float">
            <text:p>0,434084686153731</text:p>
          </table:table-cell>
          <table:table-cell office:value-type="float" office:value="0.467789641145353" calcext:value-type="float">
            <text:p>0,467789641145353</text:p>
          </table:table-cell>
          <table:table-cell/>
          <table:table-cell office:value-type="float" office:value="36.9502050328769" calcext:value-type="float">
            <text:p>36,9502050328769</text:p>
          </table:table-cell>
          <table:table-cell office:value-type="float" office:value="6.75139038511464" calcext:value-type="float">
            <text:p>6,75139038511464</text:p>
          </table:table-cell>
          <table:table-cell office:value-type="float" office:value="34.6914597290476" calcext:value-type="float">
            <text:p>34,69145972904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88206182533735" calcext:value-type="float">
            <text:p>0,688206182533735</text:p>
          </table:table-cell>
          <table:table-cell office:value-type="float" office:value="0.157015126491718" calcext:value-type="float">
            <text:p>0,157015126491718</text:p>
          </table:table-cell>
          <table:table-cell office:value-type="float" office:value="0.226124648906807" calcext:value-type="float">
            <text:p>0,226124648906807</text:p>
          </table:table-cell>
          <table:table-cell/>
          <table:table-cell office:value-type="float" office:value="99.350107398096" calcext:value-type="float">
            <text:p>99,350107398096</text:p>
          </table:table-cell>
          <table:table-cell office:value-type="float" office:value="84.3120949436636" calcext:value-type="float">
            <text:p>84,3120949436636</text:p>
          </table:table-cell>
          <table:table-cell office:value-type="float" office:value="99.776030562593" calcext:value-type="float">
            <text:p>99,7760305625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30658288338027" calcext:value-type="float">
            <text:p>0,430658288338027</text:p>
          </table:table-cell>
          <table:table-cell office:value-type="float" office:value="0.808814192889191" calcext:value-type="float">
            <text:p>0,808814192889191</text:p>
          </table:table-cell>
          <table:table-cell office:value-type="float" office:value="0.0493680181876215" calcext:value-type="float">
            <text:p>0,0493680181876215</text:p>
          </table:table-cell>
          <table:table-cell/>
          <table:table-cell office:value-type="float" office:value="63.2635059054809" calcext:value-type="float">
            <text:p>63,2635059054809</text:p>
          </table:table-cell>
          <table:table-cell office:value-type="float" office:value="26.4143610099451" calcext:value-type="float">
            <text:p>26,4143610099451</text:p>
          </table:table-cell>
          <table:table-cell office:value-type="float" office:value="16.1410955361076" calcext:value-type="float">
            <text:p>16,141095536107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Product Name</text:p>
          </table:table-cell>
          <table:table-cell table:style-name="ce2" office:value-type="string" calcext:value-type="string">
            <text:p>Sales</text:p>
          </table:table-cell>
          <table:table-cell table:style-name="ce2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21:30:40.584099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19T21:32:28.604166903</dc:date>
    <meta:editing-duration>PT19H11M54S</meta:editing-duration>
    <meta:editing-cycles>88</meta:editing-cycles>
    <meta:generator>LibreOffice/24.2.7.2$Linux_X86_64 LibreOffice_project/420$Build-2</meta:generator>
    <meta:document-statistic meta:table-count="13" meta:cell-count="921" meta:object-count="0"/>
  </office:meta>
</office:document-meta>
</file>